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32cm" fo:min-width="3.403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732cm" fo:min-width="3.403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14cm" fo:min-width="3.38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748cm" fo:min-width="3.419cm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Nimbus Roman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Nimbus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1.016cm" svg:x="0.365cm" svg:y="0.492cm">
          <text:p text:style-name="P1"><text:span text:style-name="T1">STUDENT 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1.016cm" svg:x="4.302cm" svg:y="0.492cm">
          <text:p text:style-name="P1"><text:span text:style-name="T1">FIRST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1.016cm" svg:x="8.239cm" svg:y="0.492cm">
          <text:p text:style-name="P1"><text:span text:style-name="T1">LAST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1.016cm" svg:x="12.176cm" svg:y="0.492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016cm" svg:x="0.365cm" svg:y="1.508cm">
          <text:p text:style-name="P3"><text:span text:style-name="T2">95473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016cm" svg:x="4.302cm" svg:y="1.508cm">
          <text:p text:style-name="P3"><text:span text:style-name="T2">Fran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016cm" svg:x="8.239cm" svg:y="1.508cm">
          <text:p text:style-name="P3"><text:span text:style-name="T2">L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016cm" svg:x="12.176cm" svg:y="1.508cm">
          <text:p text:style-name="P3"><text:span text:style-name="T2">foo@bar.com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514cm" svg:height="0.89cm" svg:x="0.746cm" svg:y="3.032cm">
          <draw:text-box>
            <text:p><text:span text:style-name="T3">a) <text:s/>SQL-like student table containing old email address</text:span></text:p>
          </draw:text-box>
        </draw:frame>
        <draw:custom-shape draw:style-name="gr4" draw:text-style-name="P2" draw:layer="layout" svg:width="3.937cm" svg:height="1.016cm" svg:x="0.365cm" svg:y="5.19cm">
          <text:p text:style-name="P1"><text:span text:style-name="T1">STUDENT 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1.016cm" svg:x="4.302cm" svg:y="5.19cm">
          <text:p text:style-name="P1"><text:span text:style-name="T1">FIRST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1.016cm" svg:x="8.239cm" svg:y="5.19cm">
          <text:p text:style-name="P1"><text:span text:style-name="T1">LAST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1.016cm" svg:x="12.176cm" svg:y="5.19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1.016cm" svg:x="0.365cm" svg:y="6.206cm">
          <text:p text:style-name="P3"><text:span text:style-name="T2">95473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1.016cm" svg:x="4.302cm" svg:y="6.206cm">
          <text:p text:style-name="P3"><text:span text:style-name="T2">Fran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1.016cm" svg:x="8.239cm" svg:y="6.206cm">
          <text:p text:style-name="P3"><text:span text:style-name="T2">L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1.016cm" svg:x="12.176cm" svg:y="6.206cm">
          <text:p text:style-name="P3"><text:span text:style-name="T2">bar@foo.com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223cm" svg:height="0.89cm" svg:x="0.746cm" svg:y="7.73cm">
          <draw:text-box>
            <text:p><text:span text:style-name="T3">b) <text:s/>Same table after the update of the email ad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5:03:04.753711719</meta:creation-date>
    <dc:date>2017-02-08T15:16:27.050016437</dc:date>
    <meta:editing-duration>PT13M21S</meta:editing-duration>
    <meta:editing-cycles>3</meta:editing-cycles>
    <meta:generator>LibreOffice/5.2.4.2.0$Linux_X86_64 LibreOffice_project/20m0$Build-2</meta:generator>
    <meta:document-statistic meta:object-count="18"/>
  </office:meta>
</office:document-meta>
</file>